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265cm"/>
      <style:paragraph-properties style:writing-mode="lr-tb"/>
    </style:style>
    <style:style style:name="gr3" style:family="graphic" style:parent-style-name="standard">
      <style:graphic-properties draw:stroke="none" draw:fill="none" fo:min-height="7.973cm"/>
      <style:paragraph-properties style:writing-mode="lr-tb"/>
    </style:style>
    <style:style style:name="gr4" style:family="graphic" style:parent-style-name="standard">
      <style:graphic-properties draw:stroke="none" draw:fill="none" fo:min-height="7.564cm"/>
      <style:paragraph-properties style:writing-mode="lr-tb"/>
    </style:style>
    <style:style style:name="gr5" style:family="graphic" style:parent-style-name="standard">
      <style:graphic-properties draw:stroke="none" draw:fill="none" fo:min-height="4.778cm"/>
      <style:paragraph-properties style:writing-mode="lr-tb"/>
    </style:style>
    <style:style style:name="gr6" style:family="graphic" style:parent-style-name="standard">
      <style:graphic-properties draw:stroke="none" draw:fill="none" fo:min-height="5.574cm"/>
      <style:paragraph-properties style:writing-mode="lr-tb"/>
    </style:style>
    <style:style style:name="gr7" style:family="graphic" style:parent-style-name="standard">
      <style:graphic-properties draw:stroke="none" draw:fill="none" fo:min-height="8.755cm"/>
      <style:paragraph-properties style:writing-mode="lr-tb"/>
    </style:style>
    <style:style style:name="gr8" style:family="graphic" style:parent-style-name="standard">
      <style:graphic-properties draw:stroke="none" draw:fill="none" fo:min-height="8.954cm"/>
      <style:paragraph-properties style:writing-mode="lr-tb"/>
    </style:style>
    <style:style style:name="gr9" style:family="graphic" style:parent-style-name="standard">
      <style:graphic-properties draw:stroke="none" draw:fill="none" fo:min-height="9.53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lang Sess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- Harsh Dusane<text:line-break/><text:line-break/>Topic : Converting and Checking Typ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verting to different typ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ackage strconv implements conversions to and from string representations of basic data types. Atoi is equivalent to ParseInt(s, 10, 0), converted to type int. ParseInt interprets a string s in the given base (0, 2 to 36) and bit size (0 to 64) and returns the corresponding value i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gram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20.4cm" svg:height="8.515cm" svg:x="2cm" svg:y="4.085cm">
          <draw:text-box>
            <text:p text:style-name="P2">package main</text:p>
            <text:p text:style-name="P2">import "strconv"</text:p>
            <text:p text:style-name="P2">func main() {</text:p>
            <text:p text:style-name="P2"><text:s text:c="8"/>strVar := "100"</text:p>
            <text:p text:style-name="P2"><text:s text:c="8"/>intVar, _ := strconv.Atoi(strVar)</text:p>
            <text:p text:style-name="P2"><text:s text:c="8"/>strVar1 := "-52541"</text:p>
            <text:p text:style-name="P2"><text:s text:c="8"/>intVar1, _ := strconv.ParseInt(strVar1, 10, 32)</text:p>
            <text:p text:style-name="P2"><text:s text:c="8"/>strVar2 := "101010101010101010"</text:p>
            <text:p text:style-name="P2"><text:s text:c="8"/>intVar2, _ := strconv.ParseInt(strVar2, 10, 64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verting string to float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3" draw:layer="layout" svg:width="19cm" svg:height="8.223cm" svg:x="5.2cm" svg:y="4.596cm">
          <draw:text-box>
            <text:p text:style-name="P2">package main</text:p>
            <text:p text:style-name="P2">import (</text:p>
            <text:p text:style-name="P2"><text:s text:c="8"/>"fmt"</text:p>
            <text:p text:style-name="P2"><text:s text:c="8"/>"strconv"</text:p>
            <text:p text:style-name="P2">)</text:p>
            <text:p text:style-name="P2">func main() {</text:p>
            <text:p text:style-name="P2"><text:s text:c="8"/>s := "3.1415926535"</text:p>
            <text:p text:style-name="P2"><text:s text:c="8"/>f, _ := strconv.ParseFloat(s, 8)</text:p>
            <text:p text:style-name="P2"><text:s text:c="8"/>fmt.Printf("%T, %v\n", f, f)</text:p>
            <text:p text:style-name="P2"><text:s text:c="8"/>s1 := "-3.141"</text:p>
            <text:p text:style-name="P2"><text:s text:c="8"/>f1, _ := strconv.ParseFloat(s1, 8)</text:p>
            <text:p text:style-name="P2"><text:s text:c="8"/>fmt.Printf("%T, %v\n", f1, f1)</text:p>
            <text:p text:style-name="P2"><text:s text:c="8"/>s2 := "-3.141"</text:p>
            <text:p text:style-name="P2"><text:s text:c="8"/>f2, _ := strconv.ParseFloat(s2, 32)</text:p>
            <text:p text:style-name="P2"><text:s text:c="8"/>fmt.Printf("%T, %v\n", f2, f2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verting String to Boolean 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4" draw:text-style-name="P3" draw:layer="layout" svg:width="14.163cm" svg:height="7.814cm" svg:x="4.2cm" svg:y="3.999cm">
          <draw:text-box>
            <text:p text:style-name="P2">package main</text:p>
            <text:p text:style-name="P2">import (</text:p>
            <text:p text:style-name="P2"><text:s text:c="8"/>"fmt"</text:p>
            <text:p text:style-name="P2"><text:s text:c="8"/>"strconv"</text:p>
            <text:p text:style-name="P2">)</text:p>
            <text:p text:style-name="P2">func main() {</text:p>
            <text:p text:style-name="P2"><text:s text:c="8"/>s1 := "true"</text:p>
            <text:p text:style-name="P2"><text:s text:c="8"/>b1, _ := strconv.ParseBool(s1)</text:p>
            <text:p text:style-name="P2"><text:s text:c="8"/>fmt.Printf("%T, %v\n", b1, b1)</text:p>
            <text:p text:style-name="P2"><text:s text:c="8"/>s2 := "t"</text:p>
            <text:p text:style-name="P2"><text:s text:c="8"/>b2, _ := strconv.ParseBool(s2)</text:p>
            <text:p text:style-name="P2"><text:s text:c="8"/>fmt.Printf("%T, %v\n", b2, b2)</text:p>
            <text:p text:style-name="P2"><text:s text:c="8"/>s3 := "0"</text:p>
            <text:p text:style-name="P2"><text:s text:c="8"/>b3, _ := strconv.ParseBool(s3)</text:p>
            <text:p text:style-name="P2"><text:s text:c="8"/>fmt.Printf("%T, %v\n", b3, b3)</text:p>
            <text:p text:style-name="P2"><text:s text:c="8"/>s4 := "F"</text:p>
            <text:p text:style-name="P2"><text:s text:c="8"/>b4, _ := strconv.ParseBool(s4)</text:p>
            <text:p text:style-name="P2"><text:s text:c="8"/>fmt.Printf("%T, %v\n", b4, b4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verting Boolean to Str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3" draw:layer="layout" svg:width="16.115cm" svg:height="5.028cm" svg:x="3.2cm" svg:y="5.392cm">
          <draw:text-box>
            <text:p text:style-name="P2">package main</text:p>
            <text:p text:style-name="P2">import (</text:p>
            <text:p text:style-name="P2"><text:s text:c="8"/>"fmt"</text:p>
            <text:p text:style-name="P2"><text:s text:c="8"/>"reflect"</text:p>
            <text:p text:style-name="P2"><text:s text:c="8"/>"strconv"</text:p>
            <text:p text:style-name="P2">)</text:p>
            <text:p text:style-name="P2">func main() {</text:p>
            <text:p text:style-name="P2"><text:s text:c="8"/>var b bool = true</text:p>
            <text:p text:style-name="P2"><text:s text:c="8"/>fmt.Println(reflect.TypeOf(b))</text:p>
            <text:p text:style-name="P2"><text:s text:c="8"/>var s string = strconv.FormatBool(true)</text:p>
            <text:p text:style-name="P2"><text:s text:c="8"/>fmt.Println(reflect.TypeOf(s)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verting float to string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6" draw:text-style-name="P3" draw:layer="layout" svg:width="18.479cm" svg:height="5.824cm" svg:x="2.121cm" svg:y="5.176cm">
          <draw:text-box>
            <text:p text:style-name="P2">package main</text:p>
            <text:p text:style-name="P2">import (</text:p>
            <text:p text:style-name="P2"><text:s text:c="8"/>"fmt"</text:p>
            <text:p text:style-name="P2"><text:s text:c="8"/>"reflect"</text:p>
            <text:p text:style-name="P2"><text:s text:c="8"/>"strconv"</text:p>
            <text:p text:style-name="P2">)</text:p>
            <text:p text:style-name="P2">func main() {</text:p>
            <text:p text:style-name="P2"><text:s text:c="8"/>var f float64 = 3.1415926535</text:p>
            <text:p text:style-name="P2"><text:s text:c="8"/>fmt.Println(reflect.TypeOf(f))</text:p>
            <text:p text:style-name="P2"><text:s text:c="8"/>fmt.Println(f)</text:p>
            <text:p text:style-name="P2"><text:s text:c="8"/>var s string = strconv.FormatFloat(f, 'E', -1, 32)</text:p>
            <text:p text:style-name="P2"><text:s text:c="8"/>fmt.Println(reflect.TypeOf(s))</text:p>
            <text:p text:style-name="P2"><text:s text:c="8"/>fmt.Println(s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verting Integer to Str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7" draw:text-style-name="P3" draw:layer="layout" svg:width="24.6cm" svg:height="9.005cm" svg:x="1.8cm" svg:y="3.814cm">
          <draw:text-box>
            <text:p text:style-name="P2">package main</text:p>
            <text:p text:style-name="P2">import (</text:p>
            <text:p text:style-name="P2"><text:s text:c="8"/>"fmt"</text:p>
            <text:p text:style-name="P2"><text:s text:c="8"/>"reflect"</text:p>
            <text:p text:style-name="P2"><text:s text:c="8"/>"strconv"</text:p>
            <text:p text:style-name="P2">)</text:p>
            <text:p text:style-name="P2">func main() {</text:p>
            <text:p text:style-name="P2"><text:s text:c="8"/>var i int64 = -654</text:p>
            <text:p text:style-name="P2"><text:s text:c="8"/>fmt.Println(reflect.TypeOf(i))</text:p>
            <text:p text:style-name="P2"><text:s text:c="8"/>fmt.Println(i)</text:p>
            <text:p text:style-name="P2"><text:s text:c="8"/>var s string = strconv.FormatInt(i, 10)</text:p>
            <text:p text:style-name="P2"><text:s text:c="8"/>fmt.Println(reflect.TypeOf(s))</text:p>
            <text:p text:style-name="P2"><text:s text:c="8"/>fmt.Println(s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Convert Int data type to Int16 Int32 Int64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8" draw:text-style-name="P3" draw:layer="layout" svg:width="24.6cm" svg:height="9.204cm" svg:x="1.8cm" svg:y="3.615cm">
          <draw:text-box>
            <text:p text:style-name="P2">package main</text:p>
            <text:p text:style-name="P2">import (</text:p>
            <text:p text:style-name="P2"><text:s text:c="8"/>"fmt"</text:p>
            <text:p text:style-name="P2"><text:s text:c="8"/>"reflect"</text:p>
            <text:p text:style-name="P2">)</text:p>
            <text:p text:style-name="P2">func main() {</text:p>
            <text:p text:style-name="P2"><text:s text:c="8"/>var i int = 10</text:p>
            <text:p text:style-name="P2"><text:s text:c="8"/>fmt.Println(reflect.TypeOf(i))</text:p>
            <text:p text:style-name="P2"><text:s text:c="8"/>i16 := int16(i)</text:p>
            <text:p text:style-name="P2"><text:s text:c="8"/>fmt.Println(reflect.TypeOf(i16))</text:p>
            <text:p text:style-name="P2"><text:s text:c="8"/>i32 := int32(i)</text:p>
            <text:p text:style-name="P2"><text:s text:c="8"/>fmt.Println(reflect.TypeOf(i32))</text:p>
            <text:p text:style-name="P2"><text:s text:c="8"/>i64 := int64(i)</text:p>
            <text:p text:style-name="P2"><text:s text:c="8"/>fmt.Println(reflect.TypeOf(i64)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Convert Float32 to Float64 and Float64 to Float32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8" draw:text-style-name="P3" draw:layer="layout" svg:width="25.799cm" svg:height="9.204cm" svg:x="0.8cm" svg:y="3.615cm">
          <draw:text-box>
            <text:p text:style-name="P2">package main</text:p>
            <text:p text:style-name="P2">import (</text:p>
            <text:p text:style-name="P2"><text:s text:c="8"/>"fmt"</text:p>
            <text:p text:style-name="P2"><text:s text:c="8"/>"reflect"</text:p>
            <text:p text:style-name="P2">)</text:p>
            <text:p text:style-name="P2">func main() {</text:p>
            <text:p text:style-name="P2"><text:s text:c="8"/>var f32 float32 = 10.6556</text:p>
            <text:p text:style-name="P2"><text:s text:c="8"/>fmt.Println(reflect.TypeOf(f32))</text:p>
            <text:p text:style-name="P2"><text:s text:c="8"/>f64 := float64(f32)</text:p>
            <text:p text:style-name="P2"><text:s text:c="8"/>fmt.Println(reflect.TypeOf(f64))</text:p>
            <text:p text:style-name="P2"><text:s text:c="8"/>f64 = 1097.655698798798</text:p>
            <text:p text:style-name="P2"><text:s text:c="8"/>fmt.Println(f64)</text:p>
            <text:p text:style-name="P2"><text:s text:c="8"/>f32 = float32(f64)</text:p>
            <text:p text:style-name="P2"><text:s text:c="8"/>fmt.Println(f32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Converting Int data type to Float in Go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9" draw:text-style-name="P3" draw:layer="layout" svg:width="24.6cm" svg:height="9.786cm" svg:x="0.6cm" svg:y="3.814cm">
          <draw:text-box>
            <text:p text:style-name="P2">package main</text:p>
            <text:p text:style-name="P2">import (</text:p>
            <text:p text:style-name="P2"><text:s text:c="8"/>"fmt"</text:p>
            <text:p text:style-name="P2"><text:s text:c="8"/>"reflect"</text:p>
            <text:p text:style-name="P2">)</text:p>
            <text:p text:style-name="P2">func main() {</text:p>
            <text:p text:style-name="P2"><text:s text:c="8"/>var f32 float32 = 10.6556</text:p>
            <text:p text:style-name="P2"><text:s text:c="8"/>fmt.Println(reflect.TypeOf(f32))</text:p>
            <text:p text:style-name="P2"><text:s text:c="8"/>i32 := int32(f32)</text:p>
            <text:p text:style-name="P2"><text:s text:c="8"/>fmt.Println(reflect.TypeOf(i32))</text:p>
            <text:p text:style-name="P2"><text:s text:c="8"/>fmt.Println(i32)</text:p>
            <text:p text:style-name="P2"><text:s text:c="8"/>f64 := float64(i32)</text:p>
            <text:p text:style-name="P2"><text:s text:c="8"/>fmt.Println(reflect.TypeOf(f64)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1:40:57.496746517</meta:creation-date>
    <dc:date>2021-02-03T11:49:26.343570063</dc:date>
    <meta:editing-duration>PT12S</meta:editing-duration>
    <meta:editing-cycles>1</meta:editing-cycles>
    <meta:document-statistic meta:object-count="74"/>
    <meta:generator>LibreOffice/6.4.6.2$Linux_X86_64 LibreOffice_project/40$Build-2</meta:generator>
  </office:meta>
</office:document-meta>
</file>